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.getWidget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on.Union( Un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.generateItems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ion.generate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validate( FormContext form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ion.readFromRequest( FormContext form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ion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.setParent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